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66">
            <text:p>1666</text:p>
          </table:table-cell>
          <table:table-cell table:style-name="ce22" office:value-type="float" office:value="473">
            <text:p>47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79">
            <text:p>4279</text:p>
          </table:table-cell>
          <table:table-cell table:style-name="ce22" office:value-type="float" office:value="660">
            <text:p>66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394">
            <text:p>31394</text:p>
          </table:table-cell>
          <table:table-cell table:style-name="ce22" office:value-type="float" office:value="4914">
            <text:p>49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37">
            <text:p>3137</text:p>
          </table:table-cell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971">
            <text:p>15971</text:p>
          </table:table-cell>
          <table:table-cell table:style-name="ce22" office:value-type="float" office:value="4361">
            <text:p>43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29">
            <text:p>2329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49">
            <text:p>3349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51">
            <text:p>3151</text:p>
          </table:table-cell>
          <table:table-cell table:style-name="ce22" office:value-type="float" office:value="1618">
            <text:p>16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542">
            <text:p>29542</text:p>
          </table:table-cell>
          <table:table-cell table:style-name="ce22" office:value-type="float" office:value="2798">
            <text:p>279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81">
            <text:p>3381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5073">
            <text:p>105073</text:p>
          </table:table-cell>
          <table:table-cell table:style-name="ce22" office:value-type="float" office:value="18039">
            <text:p>180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917">
            <text:p>59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988">
            <text:p>298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172">
            <text:p>5172</text:p>
          </table:table-cell>
          <table:table-cell table:style-name="ce22" office:value-type="float" office:value="1816">
            <text:p>18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692">
            <text:p>23692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793">
            <text:p>27793</text:p>
          </table:table-cell>
          <table:table-cell table:style-name="ce22" office:value-type="float" office:value="238">
            <text:p>23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301">
            <text:p>9301</text:p>
          </table:table-cell>
          <table:table-cell table:style-name="ce22" office:value-type="float" office:value="1843">
            <text:p>18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60">
            <text:p>52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122">
            <text:p>8122</text:p>
          </table:table-cell>
          <table:table-cell table:style-name="ce22" office:value-type="float" office:value="1276">
            <text:p>127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330">
            <text:p>89330</text:p>
          </table:table-cell>
          <table:table-cell table:style-name="ce22" office:value-type="float" office:value="6925">
            <text:p>69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1171">
            <text:p>171171</text:p>
          </table:table-cell>
          <table:table-cell table:style-name="ce22" office:value-type="float" office:value="20560">
            <text:p>205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6244">
            <text:p>276244</text:p>
          </table:table-cell>
          <table:table-cell table:style-name="ce22" office:value-type="float" office:value="38599">
            <text:p>385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